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00000012C51FDB038.gif"/>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5"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ackground-color="transparent" style:text-autospace="none">
        <style:background-image/>
      </style:paragraph-properties>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fo:break-before="page" fo:background-color="transparent">
        <style:background-image/>
      </style:paragraph-properties>
    </style:style>
    <style:style style:name="P8"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font-size="6pt" style:font-size-asian="4.80000019073486pt" style:font-size-complex="5.5pt"/>
    </style:style>
    <style:style style:name="P16"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7"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8"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9"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0"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1"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2"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3"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29"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4"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6"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37"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8"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9"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40"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1"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42"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3"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4"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5"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6"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7"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8"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49"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0"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1"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2"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3"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4"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5"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6"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57"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58"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59"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0"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1"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2"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3"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4"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65"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67"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68"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69"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0"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1"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2"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73" style:family="paragraph" style:parent-style-name="Standard">
      <style:paragraph-properties fo:margin-left="0.84cm" fo:margin-right="0.84cm" fo:text-align="justify" style:justify-single-word="false" fo:text-indent="0cm" style:auto-text-indent="false" style:text-autospace="none"/>
    </style:style>
    <style:style style:name="P74"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75"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76"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78"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79"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0"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1"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2"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P83"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84"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85"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86" style:family="paragraph" style:parent-style-name="Standard">
      <style:paragraph-properties fo:margin-left="0cm" fo:margin-right="0.723cm" fo:text-align="justify" style:justify-single-word="false" fo:text-indent="0cm" style:auto-text-indent="false" style:text-autospace="none"/>
    </style:style>
    <style:style style:name="P87" style:family="paragraph" style:parent-style-name="Table_20_Contents">
      <style:paragraph-properties fo:margin-left="0.353cm" fo:margin-right="0.353cm" fo:text-align="center" style:justify-single-word="false" fo:text-indent="0cm" style:auto-text-indent="false"/>
    </style:style>
    <style:style style:name="P88"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P90"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93" style:family="paragraph" style:parent-style-name="Standard">
      <style:paragraph-properties fo:margin-left="0cm" fo:margin-right="0.326cm" fo:text-align="justify" style:justify-single-word="false" fo:text-indent="0cm" style:auto-text-indent="false" style:text-autospace="none"/>
    </style:style>
    <style:style style:name="P94"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5"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97"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98"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0.5pt" style:font-name-asian="DejaVuSans-Bold" style:font-size-asian="10.5pt" style:font-name-complex="DejaVuSans-Bold" style:font-size-complex="10.5pt"/>
    </style:style>
    <style:style style:name="P99"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5pt" style:font-name-asian="DejaVuSans-Bold" style:font-size-asian="10.5pt" style:font-name-complex="DejaVuSans-Bold" style:font-size-complex="10.5pt"/>
    </style:style>
    <style:style style:name="P100"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style:font-name-asian="DejaVuSansMono-Bold" style:font-size-asian="10.5pt" style:font-weight-asian="bold" style:font-name-complex="DejaVuSansMono-Bold" style:font-size-complex="10.5pt" style:font-weight-complex="bold"/>
    </style:style>
    <style:style style:name="P101"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2"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style:style>
    <style:style style:name="P104"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05"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06"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style>
    <style:style style:name="P107"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108"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0.5pt" style:font-name-asian="DejaVuSans-Bold" style:font-size-asian="10.5pt" style:font-name-complex="DejaVuSans-Bold" style:font-size-complex="10.5pt"/>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8"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9"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Mono-Bold" fo:font-weight="bold" style:font-name-asian="DejaVuSansMono-Bold" style:font-weight-asian="bold" style:font-name-complex="DejaVuSansMono-Bold" style:font-weight-complex="bold"/>
    </style:style>
    <style:style style:name="T11" style:family="text">
      <style:text-properties fo:color="#ffffff" fo:font-weight="bold" style:font-weight-asian="bold" style:font-weight-complex="bold"/>
    </style:style>
    <style:style style:name="T12" style:family="text">
      <style:text-properties fo:color="#ffffff" fo:font-weight="bold" style:font-name-asian="DejaVuSansMono-Bold" style:font-weight-asian="bold" style:font-name-complex="DejaVuSansMono-Bold" style:font-weight-complex="bold"/>
    </style:style>
    <style:style style:name="T13"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color="#00ff00"/>
    </style:style>
    <style:style style:name="T15" style:family="text">
      <style:text-properties fo:color="#00ff00" style:font-name="OpenSymbol" style:font-name-asian="OpenSymbol" style:font-name-complex="OpenSymbol"/>
    </style:style>
    <style:style style:name="T16" style:family="text">
      <style:text-properties fo:color="#00ff00" style:font-name="DejaVuSans-Oblique" fo:font-style="italic" style:font-name-asian="DejaVuSans-Oblique" style:font-style-asian="italic" style:font-name-complex="DejaVuSans-Oblique" style:font-style-complex="italic"/>
    </style:style>
    <style:style style:name="T17"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8" style:family="text">
      <style:text-properties fo:color="#00ff00" style:font-name="DejaVuSansMono-Bold" fo:font-weight="bold" style:font-name-asian="DejaVuSansMono-Bold" style:font-weight-asian="bold" style:font-name-complex="DejaVuSansMono-Bold" style:font-weight-complex="bold"/>
    </style:style>
    <style:style style:name="T19" style:family="text">
      <style:text-properties fo:color="#00ff00" fo:font-weight="bold" style:font-weight-asian="bold" style:font-weight-complex="bold"/>
    </style:style>
    <style:style style:name="T20" style:family="text">
      <style:text-properties fo:color="#00ff00" fo:font-weight="bold" style:font-name-asian="DejaVuSansMono-Bold" style:font-weight-asian="bold" style:font-name-complex="DejaVuSansMono-Bold" style:font-weight-complex="bold"/>
    </style:style>
    <style:style style:name="T21" style:family="text">
      <style:text-properties fo:color="#00ff00" style:font-name-asian="DejaVuSansMono" style:font-name-complex="DejaVuSansMono"/>
    </style:style>
    <style:style style:name="T22" style:family="text">
      <style:text-properties fo:color="#00ff00" style:font-name="DejaVuSansMono" fo:font-weight="bold" style:font-name-asian="DejaVuSansMono-Bold" style:font-weight-asian="bold" style:font-name-complex="DejaVuSansMono-Bold" style:font-weight-complex="bold"/>
    </style:style>
    <style:style style:name="T23" style:family="text">
      <style:text-properties fo:color="#00ff00" style:font-name="DejaVu Sans Mono" fo:font-weight="bold" style:font-weight-asian="bold" style:font-weight-complex="bold"/>
    </style:style>
    <style:style style:name="T24"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5"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6"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7"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cdcdcd" style:font-name="DejaVuSans" fo:font-size="8pt" style:font-name-asian="DejaVuSans" style:font-size-asian="8pt" style:font-name-complex="DejaVuSans" style:font-size-complex="8pt"/>
    </style:style>
    <style:style style:name="T29" style:family="text">
      <style:text-properties fo:color="#cdcdcd" style:font-name="DejaVuSans" fo:font-size="8pt" style:text-underline-style="none" style:font-name-asian="DejaVuSans" style:font-size-asian="8pt" style:font-name-complex="DejaVuSans" style:font-size-complex="8pt"/>
    </style:style>
    <style:style style:name="T30" style:family="text">
      <style:text-properties fo:color="#cdcdcd" style:font-name="DejaVuSans" style:font-name-asian="DejaVuSans" style:font-name-complex="DejaVuSans"/>
    </style:style>
    <style:style style:name="T31" style:family="text">
      <style:text-properties style:font-name="DejaVuSans" style:font-name-asian="DejaVuSans" style:font-name-complex="DejaVuSans"/>
    </style:style>
    <style:style style:name="T32"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style:font-name-asian="DejaVuSansMono-Bold" style:font-weight-asian="bold" style:font-name-complex="DejaVuSansMono-Bold" style:font-weight-complex="bold"/>
    </style:style>
    <style:style style:name="T35" style:family="text">
      <style:text-properties style:font-name="DejaVuSans-Oblique" fo:font-style="italic" style:font-name-asian="DejaVuSans-Oblique" style:font-style-asian="italic" style:font-name-complex="DejaVuSans-Oblique"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ize="11pt" style:font-size-asian="11pt" style:font-size-complex="11pt"/>
    </style:style>
    <style:style style:name="T38" style:family="text">
      <style:text-properties style:font-name-asian="DejaVuSansMono-Bold" style:font-name-complex="DejaVuSansMono-Bold"/>
    </style:style>
    <style:style style:name="T39" style:family="text">
      <style:text-properties fo:color="#cccccc" style:font-name="DejaVuSans" fo:font-size="8pt" style:text-underline-style="none" style:font-name-asian="DejaVuSans" style:font-size-asian="8pt" style:font-name-complex="DejaVuSans" style:font-size-complex="8pt"/>
    </style:style>
    <style:style style:name="T40" style:family="text">
      <style:text-properties fo:color="#cccccc" style:font-name="DejaVuSans" style:text-underline-style="none" style:font-name-asian="DejaVuSans" style:font-name-complex="DejaVuSans"/>
    </style:style>
    <style:style style:name="T41"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2"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3" style:family="text">
      <style:text-properties fo:color="#00ae00"/>
    </style:style>
    <style:style style:name="T44"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45"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46"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7"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48" style:family="text">
      <style:text-properties style:font-name="OpenSymbol" style:font-name-asian="OpenSymbol" style:font-name-complex="OpenSymbo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1">
        <draw:image xlink:href="Pictures/1000000000000096000000F96F4BDEF8.jpg" xlink:type="simple" xlink:show="embed" xlink:actuate="onLoad"/>
      </draw:frame>
      <draw:frame draw:style-name="fr2" draw:name="gráficos6" text:anchor-type="page" text:anchor-page-number="3" svg:x="3.794cm" svg:y="3.235cm" svg:width="3.581cm" svg:height="6.23cm" draw:z-index="5">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6">
        <draw:image xlink:href="Pictures/10000000000002580000031689583C70.png" xlink:type="simple" xlink:show="embed" xlink:actuate="onLoad"/>
      </draw:frame>
      <draw:frame draw:style-name="fr4" draw:name="gráficos5" text:anchor-type="page" text:anchor-page-number="3" svg:x="11.564cm" svg:y="21.519cm" svg:width="7.519cm" svg:height="5.535cm" draw:z-index="7">
        <draw:image xlink:href="Pictures/10000000000001900000012C51FDB038.gif" xlink:type="simple" xlink:show="embed" xlink:actuate="onLoad"/>
      </draw:frame>
      <text:p text:style-name="P3"/>
      <text:p text:style-name="P3"/>
      <text:p text:style-name="P3"/>
      <text:p text:style-name="P3"/>
      <text:p text:style-name="P3"/>
      <text:p text:style-name="P3"/>
      <text:p text:style-name="P3"/>
      <text:p text:style-name="P3"/>
      <text:p text:style-name="P3"><draw:frame draw:style-name="fr5" draw:name="gráficos8" text:anchor-type="paragraph" svg:x="0cm" svg:y="4.764cm" svg:width="21.001cm" svg:height="13.042cm" draw:z-index="3"><draw:image xlink:href="Pictures/100002010000074F0000048A7CCEB1E3.png" xlink:type="simple" xlink:show="embed" xlink:actuate="onLoad"/></draw:frame><draw:frame draw:style-name="fr6" draw:name="gráficos7" text:anchor-type="paragraph" svg:width="19.2cm" svg:height="4.791cm" draw:z-index="2"><draw:image xlink:href="Pictures/1000020100000762000001D8A471544C.png" xlink:type="simple" xlink:show="embed" xlink:actuate="onLoad"/></draw:frame><draw:frame draw:style-name="fr5" draw:name="gráficos9" text:anchor-type="paragraph" svg:x="2.499cm" svg:y="18.048cm" svg:width="16.002cm" svg:height="3.995cm" draw:z-index="0"><draw:image xlink:href="Pictures/1000020100000762000001D83938E74B.png" xlink:type="simple" xlink:show="embed" xlink:actuate="onLoad"/></draw:frame></text:p>
      <text:p text:style-name="P3"/>
      <text:p text:style-name="P2">E <text:s/>D <text:s/>I <text:s/>C <text:s/>I <text:s/>Ó <text:s/>N <text:s text:c="4"/>E <text:s/>S <text:s/>P <text:s/>E <text:s/>C <text:s/>I <text:s/>A <text:s/>L</text:p>
      <text:p text:style-name="P7"/>
      <text:p text:style-name="P3"/>
      <table:table table:name="Tabla3" table:style-name="Tabla3">
        <table:table-column table:style-name="Tabla3.A"/>
        <table:table-row table:style-name="Tabla3.1">
          <table:table-cell table:style-name="Tabla3.A1" office:value-type="string">
            <text:p text:style-name="P13"/>
            <text:p text:style-name="P13"/>
            <text:p text:style-name="P13"/>
            <text:p text:style-name="P9">Introducción</text:p>
            <text:p text:style-name="P8"/>
            <text:p text:style-name="P12">Desde hace casi tres años, el Gobierno ha estado utilizando una rica mina de Vibrantium en el planeta 2003 UB313, pero llevamos quince días sin tener noticias de la colonia minera situada en el planeta.</text:p>
            <text:p text:style-name="P12"/>
            <text:p text:style-name="P12">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2"/>
            <text:p text:style-name="P12">Le serán enviados más datos cuando se estime oportuno.</text:p>
            <text:p text:style-name="P12"/>
            <text:p text:style-name="P12">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2"/>
            <text:p text:style-name="P12">Le serán enviados más datos cuando se estime oportuno.</text:p>
            <text:p text:style-name="P12"/>
            <text:p text:style-name="P12">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2"/>
            <text:p text:style-name="P17"/>
            <text:p text:style-name="P16">El Secretario de Defens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arcus Jones</text:p>
          </table:table-cell>
        </table:table-row>
      </table:table>
      <text:p text:style-name="P3"/>
      <text:p text:style-name="P7"/>
      <text:p text:style-name="P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
            <text:p text:style-name="P14"/>
            <text:p text:style-name="P91"/>
            <text:p text:style-name="P42"/>
            <text:p text:style-name="P42"/>
            <text:p text:style-name="P42"/>
            <text:p text:style-name="P42"/>
            <text:p text:style-name="P42"/>
            <text:p text:style-name="P42"/>
            <text:p text:style-name="P42"/>
            <text:p text:style-name="P42"/>
            <text:p text:style-name="P42"/>
            <text:p text:style-name="P42"/>
            <text:p text:style-name="P42"/>
            <text:p text:style-name="P42">Instalación e inicio de la aventura</text:p>
            <text:p text:style-name="P46"/>
            <text:p text:style-name="P50">Versión Windows</text:p>
            <text:p text:style-name="P50"/>
            <text:p text:style-name="P53"><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30"/>
            <text:p text:style-name="P53"><text:span text:style-name="T8">Menú Inicio </text:span><text:span text:style-name="T13">→</text:span><text:span text:style-name="T8"> Programas </text:span><text:span text:style-name="T13">→</text:span><text:span text:style-name="T8"> Juegos Conversacionales </text:span><text:span text:style-name="T13">→</text:span><text:span text:style-name="T8"> A·L·I·E·N: La aventura – Edición Especial </text:span><text:span text:style-name="T13">→</text:span><text:span text:style-name="T8"> Jugar a A·L·I·E·N: La aventura – Edición </text:span><text:span text:style-name="T9">Especial</text:span><text:span text:style-name="T4">.</text:span></text:p>
            <text:p text:style-name="P30"/>
            <text:p text:style-name="P30"/>
            <text:p text:style-name="P52">Versión multiplataforma</text:p>
            <text:p text:style-name="P30"/>
            <text:p text:style-name="P24">Si usas <text:span text:style-name="T33">MacOS X</text:span>, o prefieres no instalar programas o paquetes en tu sistema operativo, puedes usar la versión multiplataforma, que distri-buye (comprimidos en un archivo <text:span text:style-name="T33">.zip</text:span>) el juego y todos sus accesorios, excepto el intérprete <text:span text:style-name="T36">Gargoyle</text:span>, que tendrás que descargar e instalar por separado desde esta dirección:</text:p>
            <text:p text:style-name="P30"/>
            <text:p text:style-name="P31">http://code.google.com/p/garglk/downloads</text:p>
            <text:p text:style-name="P30"/>
            <text:p text:style-name="P24">Una vez instalado, abre el archivo <text:span text:style-name="T33">alien.blb</text:span> desde <text:span text:style-name="T36">Gargoyle</text:span>.</text:p>
            <text:p text:style-name="P29"/>
            <text:p text:style-name="P19"/>
          </table:table-cell>
          <table:table-cell table:style-name="Tabla4.B1" office:value-type="string">
            <text:p text:style-name="P14"/>
          </table:table-cell>
          <table:table-cell table:style-name="Tabla4.C1" office:value-type="string">
            <text:p text:style-name="P88"/>
            <text:p text:style-name="P90"/>
            <text:p text:style-name="P50"/>
            <text:p text:style-name="P50"/>
            <text:p text:style-name="P50"/>
            <text:p text:style-name="P50">Versión Linux</text:p>
            <text:p text:style-name="P51"/>
            <text:p text:style-name="P65"><text:span text:style-name="T5">A·L·I·E·N </text:span><text:span text:style-name="T4">para Linux se distribuye en forma de paquete </text:span><text:span text:style-name="T10">.deb</text:span><text:span text:style-name="T4">, listo para ser instalado en cualquier sistema </text:span><text:span text:style-name="T6">Debian GNU/Linux </text:span><text:span text:style-name="T4">o derivado (</text:span><text:span text:style-name="T6">Ubuntu</text:span><text:span text:style-name="T4">, </text:span><text:span text:style-name="T6">Guadalinex</text:span><text:span text:style-name="T4">, </text:span><text:span text:style-name="T6">Linex</text:span><text:span text:style-name="T4">, etc.).</text:span></text:p>
            <text:p text:style-name="P76"/>
            <text:p text:style-name="P23">Para instalarlo correctamente, sigue lo siguientes pasos (el orden es impor-tante):</text:p>
            <text:p text:style-name="P23"/>
            <text:list xml:id="list997390818" text:style-name="L1">
              <text:list-item>
                <text:p text:style-name="P94"><text:s/>Instala el intérprete <text:span text:style-name="T32">Gargoyle </text:span>des-cargando la versión adecuada para tu distribución y arquitectura en la siguien-te dirección:</text:p>
              </text:list-item>
            </text:list>
            <text:p text:style-name="P29"/>
            <text:p text:style-name="P32">http://code.google.com/p/garglk/downloads</text:p>
            <text:p text:style-name="P29"/>
            <text:p text:style-name="P29"><text:span text:style-name="T37">o bien, usa el sistema de gestión de paquetes de tu distribución:</text:span> </text:p>
            <text:p text:style-name="P23"/>
            <text:p text:style-name="P32">sudo apt-get install gargoyle-free</text:p>
            <text:p text:style-name="P29"/>
            <text:list xml:id="list1473564945" text:continue-numbering="true" text:style-name="L1">
              <text:list-item>
                <text:p text:style-name="P94"><text:s/>Instala la aventura pulsando en el siguiente enlace:</text:p>
                <text:p text:style-name="P95"/>
              </text:list-item>
            </text:list>
            <text:p text:style-name="P33">alphaaventuras-alien_0811241_all.deb</text:p>
            <text:p text:style-name="P67"/>
            <text:p text:style-name="P27">o bien, descarga el archivo en tu carpeta personal y ejecuta la siguiente orden desde una terminal:</text:p>
            <text:p text:style-name="P39"/>
            <text:p text:style-name="P34">sudo dpkg -i alphaaventuras-alien*</text:p>
            <text:p text:style-name="P34"/>
            <text:list xml:id="list1730315939" text:continue-numbering="true" text:style-name="L1">
              <text:list-item>
                <text:p text:style-name="P97"><text:span text:style-name="T34"><text:s/>A·L·I·E·N</text:span><text:span text:style-name="T38"> </text:span><text:span text:style-name="T31">se instalará en el sub-menú de </text:span><text:span text:style-name="T35">Juegos</text:span><text:span text:style-name="T31">, dentro del menú de programas de tu entorno.</text:span></text:p>
              </text:list-item>
            </text:list>
            <text:p text:style-name="P22"/>
            <text:list xml:id="list272148304" text:continue-numbering="true" text:style-name="L1">
              <text:list-header>
                <text:p text:style-name="P101"/>
                <text:p text:style-name="P102"/>
              </text:list-header>
            </text:list>
          </table:table-cell>
        </table:table-row>
      </table:table>
      <text:p text:style-name="P3"/>
      <text:p text:style-name="P7"/>
      <text:p text:style-name="P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
            <text:p text:style-name="P13"/>
            <text:p text:style-name="P43"/>
            <text:p text:style-name="P43"/>
            <text:p text:style-name="P43">Acciones y órdenes</text:p>
            <text:p text:style-name="P35"/>
            <text:p text:style-name="P54"><text:span text:style-name="T11">A·L·I·E·N </text:span><text:span text:style-name="T4">es una </text:span><text:a xlink:type="simple" xlink:href="http://es.wikipedia.org/wiki/Aventura_conversacional"><text:span text:style-name="T40">aventura conver-sacional</text:span></text:a><text:span text:style-name="T30"> </text:span><text:span text:style-name="T4">que te sumerge en un mundo de terror y ciencia ficción donde tú eres el protagonista y con el que podrás interactuar introduciendo ór-denes con el teclado. Dichas órdenes tienen una sintaxis típica de «</text:span><text:span text:style-name="T17">VERBO</text:span><text:span text:style-name="T4">» o «</text:span><text:span text:style-name="T17">VERBO NOMBRE</text:span><text:span text:style-name="T4">», aunque pueden construirse órdenes mucho más complejas si fuese ne-cesario. Algunos ejemplos:</text:span></text:p>
            <text:p text:style-name="P25"/>
            <text:p text:style-name="P56"><text:span text:style-name="T21">&gt; </text:span><text:span text:style-name="T20">COGE LA CAJA DE HERRAMIENTAS</text:span></text:p>
            <text:p text:style-name="P56"><text:span text:style-name="T21">&gt; </text:span><text:span text:style-name="T20">ABRE EL ARMARIO</text:span></text:p>
            <text:p text:style-name="P56"><text:span text:style-name="T21">&gt; </text:span><text:span text:style-name="T20">COGE EL TRAJE ROJO Y PONTELO</text:span></text:p>
            <text:p text:style-name="P56"><text:span text:style-name="T21">&gt; </text:span><text:span text:style-name="T20">SACA TODO DE DENTRO DEL ARMARIO</text:span></text:p>
            <text:p text:style-name="P77"/>
            <text:p text:style-name="P60"><text:span text:style-name="T1">Los verbos se pueden escribir en imperativo («</text:span><text:span text:style-name="T22">COGE</text:span><text:span text:style-name="T1">») o infinitivo («</text:span><text:span text:style-name="T22">COGER</text:span><text:span text:style-name="T1">»), si bien se recomienda la primera opción, más que nada porque resulta más corta. Y los artículos («</text:span><text:span text:style-name="T22">EL</text:span><text:span text:style-name="T1">», «</text:span><text:span text:style-name="T22">LA</text:span><text:span text:style-name="T1">») se pueden poner, aun-que no son necesarios.</text:span></text:p>
            <text:p text:style-name="P18"/>
            <text:p text:style-name="P18"/>
            <text:p text:style-name="P86"/>
          </table:table-cell>
          <table:table-cell table:style-name="Tabla5.B1" office:value-type="string">
            <text:p text:style-name="P13"/>
          </table:table-cell>
          <table:table-cell table:style-name="Tabla5.C1" office:value-type="string">
            <text:p text:style-name="P87"/>
            <text:p text:style-name="P87"/>
            <text:p text:style-name="P25"/>
            <text:p text:style-name="P25"/>
            <text:p text:style-name="P25"/>
            <text:p text:style-name="P25">Las siguientes son algunas de las ac-ciones que se utilizan de manera más frecuente en una aventura conversa-cional:</text:p>
            <text:p text:style-name="P69"/>
            <text:p text:style-name="P63"><text:span text:style-name="T23">COGE </text:span><text:span text:style-name="T24">tal</text:span><text:span text:style-name="T17"> </text:span></text:p>
            <text:p text:style-name="P83"><text:span text:style-name="T4">Coger el objeto </text:span><text:span text:style-name="T7">tal</text:span><text:span text:style-name="T4">.</text:span></text:p>
            <text:p text:style-name="P25"/>
            <text:p text:style-name="P57"><text:span text:style-name="T19">DEJA </text:span><text:span text:style-name="T27">tal</text:span></text:p>
            <text:p text:style-name="P83"><text:span text:style-name="T4">Dejar el objeto </text:span><text:span text:style-name="T7">tal</text:span><text:span text:style-name="T4">.</text:span></text:p>
            <text:p text:style-name="P25"/>
            <text:p text:style-name="P57"><text:span text:style-name="T19">ABRE </text:span><text:span text:style-name="T27">tal</text:span></text:p>
            <text:p text:style-name="P83"><text:span text:style-name="T4">Abrir </text:span><text:span text:style-name="T7">tal</text:span><text:span text:style-name="T6"> </text:span><text:span text:style-name="T4">(normalmente una puerta o algún recipiente cerrado).</text:span></text:p>
            <text:p text:style-name="P25"/>
            <text:p text:style-name="P57"><text:span text:style-name="T19">CIERRA </text:span><text:span text:style-name="T27">tal</text:span></text:p>
            <text:p text:style-name="P83"><text:span text:style-name="T4">Cerrar </text:span><text:span text:style-name="T7">tal</text:span><text:span text:style-name="T6"> </text:span><text:span text:style-name="T4">(normalmente una puerta o algún recipiente abierto).</text:span></text:p>
            <text:p text:style-name="P25"/>
            <text:p text:style-name="P57"><text:span text:style-name="T19">METE </text:span><text:span text:style-name="T27">tal</text:span><text:span text:style-name="T26"> </text:span><text:span text:style-name="T19">EN </text:span><text:span text:style-name="T27">cual</text:span></text:p>
            <text:p text:style-name="P83"><text:span text:style-name="T4">Meter el objeto </text:span><text:span text:style-name="T7">tal</text:span><text:span text:style-name="T6"> </text:span><text:span text:style-name="T4">dentro de </text:span><text:span text:style-name="T7">cual</text:span><text:span text:style-name="T6"> </text:span><text:span text:style-name="T4">(por ejemplo, una caja).</text:span></text:p>
            <text:p text:style-name="P25"/>
            <text:p text:style-name="P57"><text:span text:style-name="T19">SACA </text:span><text:span text:style-name="T27">tal</text:span><text:span text:style-name="T26"> </text:span><text:span text:style-name="T19">DE </text:span><text:span text:style-name="T27">cual</text:span></text:p>
            <text:p text:style-name="P83"><text:span text:style-name="T4">Sacar el objeto </text:span><text:span text:style-name="T7">tal</text:span><text:span text:style-name="T6"> </text:span><text:span text:style-name="T4">de dentro de </text:span><text:span text:style-name="T7">cual</text:span><text:span text:style-name="T6"> </text:span><text:span text:style-name="T4">(por ejemplo, una caja).</text:span></text:p>
            <text:p text:style-name="P25"/>
            <text:p text:style-name="P57"><text:span text:style-name="T19">PONTE </text:span><text:span text:style-name="T27">tal</text:span></text:p>
            <text:p text:style-name="P83"><text:span text:style-name="T4">Ponerse el objeto </text:span><text:span text:style-name="T7">tal</text:span><text:span text:style-name="T6"> </text:span><text:span text:style-name="T4">(normalmente una prenda de ropa).</text:span></text:p>
            <text:p text:style-name="P25"/>
            <text:p text:style-name="P57"><text:span text:style-name="T19">QUITATE </text:span><text:span text:style-name="T27">tal</text:span></text:p>
            <text:p text:style-name="P83"><text:span text:style-name="T4">Quitarse el objeto </text:span><text:span text:style-name="T7">tal</text:span><text:span text:style-name="T6"> </text:span><text:span text:style-name="T4">(normalmente una prenda de ropa).</text:span></text:p>
            <text:p text:style-name="P25"/>
            <text:p text:style-name="P71">ENTRA</text:p>
            <text:p text:style-name="P84">Entrar dentro de algún sitio, posi-blemente a través de una puerta.</text:p>
            <text:p text:style-name="P25"/>
            <text:p text:style-name="P71">SAL</text:p>
            <text:p text:style-name="P84">Salir de dentro de algún sitio, posi-blemente a través de una puerta.</text:p>
            <text:p text:style-name="P25"/>
            <text:p text:style-name="P57"><text:span text:style-name="T19">EXAMINA </text:span><text:span text:style-name="T27">tal</text:span><text:span text:style-name="T26"> </text:span><text:span text:style-name="T11">(o </text:span><text:span text:style-name="T19">EX </text:span><text:span text:style-name="T27">tal</text:span><text:span text:style-name="T26"> </text:span><text:span text:style-name="T11">o </text:span><text:span text:style-name="T19">X </text:span><text:span text:style-name="T27">tal</text:span><text:span text:style-name="T11">)</text:span></text:p>
            <text:p text:style-name="P83"><text:span text:style-name="T4">Describir el objeto </text:span><text:span text:style-name="T7">tal</text:span><text:span text:style-name="T6"> </text:span><text:span text:style-name="T4">con detalle.</text:span></text:p>
            <text:p text:style-name="P25"/>
            <text:p text:style-name="P64"><text:span text:style-name="T19">INVENTARIO </text:span><text:span text:style-name="T11">(o </text:span><text:span text:style-name="T19">I</text:span><text:span text:style-name="T11">)</text:span></text:p>
            <text:p text:style-name="P85">Mostrar un listado con los objetos que posees actualmente.</text:p>
            <text:p text:style-name="P84"/>
            <text:p text:style-name="P93"/>
            <text:p text:style-name="P93"/>
            <text:p text:style-name="P93"/>
          </table:table-cell>
        </table:table-row>
      </table:table>
      <text:p text:style-name="P7"/>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
            <text:p text:style-name="P15"/>
            <text:p text:style-name="P48"/>
            <text:p text:style-name="P47">El mundo</text:p>
            <text:p text:style-name="P37"/>
            <text:p text:style-name="P61"><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5"/>
            <text:p text:style-name="P25">Para moverte de una localidad a otra, simplemente teclea la salida corres-pondiente.</text:p>
            <text:p text:style-name="P40"/>
            <text:p text:style-name="P62"><text:span text:style-name="T6">Por ejemplo</text:span><text:span text:style-name="T1">:</text:span></text:p>
            <text:p text:style-name="P25"/>
            <text:p text:style-name="P61"><text:span text:style-name="T1">Supongamos que tu localidad actual tiene como salidas </text:span><text:span text:style-name="T8">norte </text:span><text:span text:style-name="T1">y </text:span><text:span text:style-name="T8">afuera</text:span><text:span text:style-name="T1">. En ese caso, para moverte hacia la localidad situada al norte de la actual, puedes teclear las órdenes </text:span><text:span text:style-name="T22">NORTE</text:span><text:span text:style-name="T1">, </text:span><text:span text:style-name="T22">VETE AL NORTE</text:span><text:span text:style-name="T1">, </text:span><text:span text:style-name="T22">IR AL NORTE</text:span><text:span text:style-name="T18"> </text:span><text:span text:style-name="T1">o sim-plemente </text:span><text:span text:style-name="T22">N</text:span><text:span text:style-name="T1">. Y para salir fuera, puedes teclear </text:span><text:span text:style-name="T22">SAL</text:span><text:span text:style-name="T1">, </text:span><text:span text:style-name="T22">SALIR</text:span><text:span text:style-name="T18"> </text:span><text:span text:style-name="T1">o </text:span><text:span text:style-name="T22">FUERA</text:span><text:span text:style-name="T1">.</text:span></text:p>
            <text:p text:style-name="P25"/>
            <text:p text:style-name="P61"><text:span text:style-name="T1">Los puntos cardinales se pueden abreviar: </text:span><text:span text:style-name="T22">N</text:span><text:span text:style-name="T1">, </text:span><text:span text:style-name="T22">S</text:span><text:span text:style-name="T1">, </text:span><text:span text:style-name="T22">E</text:span><text:span text:style-name="T1">, </text:span><text:span text:style-name="T22">O</text:span><text:span text:style-name="T1">, </text:span><text:span text:style-name="T22">NE</text:span><text:span text:style-name="T1">, </text:span><text:span text:style-name="T22">SE</text:span><text:span text:style-name="T1">, </text:span><text:span text:style-name="T22">NO</text:span><text:span text:style-name="T18"> </text:span><text:span text:style-name="T1">y </text:span><text:span text:style-name="T22">SO</text:span><text:span text:style-name="T1">.</text:span></text:p>
            <text:p text:style-name="P25"/>
            <text:p text:style-name="P25"/>
            <text:p text:style-name="P44">Personajes</text:p>
            <text:p text:style-name="P38"/>
            <text:p text:style-name="P25">A veces, será necesario enviar órdenes a algún personaje (por ejemplo, al Mayor Jason). En tal caso, deberás indicar el nombre del personaje seguido de una coma, y a continuación la orden que deseas enviarle:</text:p>
            <text:p text:style-name="P66"/>
            <text:p text:style-name="P58"><text:span text:style-name="T14">&gt; </text:span><text:span text:style-name="T20">JASON, COGE TU TRAJE</text:span></text:p>
            <text:p text:style-name="P59"><text:span text:style-name="T14">&gt; </text:span><text:span text:style-name="T20">JASON, SIGUEME</text:span></text:p>
            <text:p text:style-name="P69"/>
            <text:p text:style-name="P25">Para hablar con un personaje, o bien preguntarle algo, se usa la misma sintaxis:</text:p>
            <text:p text:style-name="P25"/>
            <text:p text:style-name="P59"><text:span text:style-name="T14">&gt; </text:span><text:span text:style-name="T20">JASON, HABLAME DE TI</text:span></text:p>
            <text:p text:style-name="P59"><text:span text:style-name="T14">&gt; </text:span><text:span text:style-name="T20">JASON, QUE OPINAS SOBRE</text:span></text:p>
            <text:p text:style-name="P72"><text:s text:c="2"/>EL PLANETA</text:p>
            <text:p text:style-name="P70"/>
            <text:p text:style-name="P28">Saber trabajar conjuntamente con los personajes es crucial para alcanzar el éxito en esta aventura.</text:p>
            <text:p text:style-name="P18"/>
            <text:p text:style-name="P18"/>
            <text:p text:style-name="P86"/>
          </table:table-cell>
          <table:table-cell table:style-name="Tabla2.B1" office:value-type="string">
            <text:p text:style-name="P13"/>
          </table:table-cell>
          <table:table-cell table:style-name="Tabla2.C1" office:value-type="string">
            <text:p text:style-name="P87"/>
            <text:p text:style-name="P89"/>
            <text:p text:style-name="P41"/>
            <text:p text:style-name="P49">Otras órdenes de interés</text:p>
            <text:p text:style-name="P45"/>
            <text:p text:style-name="P98"><text:span text:style-name="T20">SONIDO SI</text:span><text:span text:style-name="T12">/</text:span><text:span text:style-name="T20">NO</text:span></text:p>
            <text:p text:style-name="P107">Activar o desactivar todos los efectos sonoros.</text:p>
            <text:p text:style-name="P96"/>
            <text:p text:style-name="P98"><text:span text:style-name="T20">SONIDO FONDO SI</text:span><text:span text:style-name="T12">/</text:span><text:span text:style-name="T20">NO</text:span></text:p>
            <text:p text:style-name="P107">Activar o desactivar el sonido de fondo.</text:p>
            <text:p text:style-name="P96"/>
            <text:p text:style-name="P98"><text:span text:style-name="T20">SONIDO DETECTOR SI</text:span><text:span text:style-name="T12">/</text:span><text:span text:style-name="T20">NO</text:span></text:p>
            <text:p text:style-name="P107">Activar o desactivar el sonido del detector de movimiento.</text:p>
            <text:p text:style-name="P96"/>
            <text:p text:style-name="P98"><text:span text:style-name="T20">GRAFICOS SI</text:span><text:span text:style-name="T12">/</text:span><text:span text:style-name="T20">NO</text:span></text:p>
            <text:p text:style-name="P107">Activar o desactivar la visualización de gráficos.</text:p>
            <text:p text:style-name="P96"/>
            <text:p text:style-name="P98"><text:span text:style-name="T20">GRAFICOS PEQUEÑOS</text:span><text:span text:style-name="T12">/</text:span></text:p>
            <text:p text:style-name="P98"><text:span text:style-name="T12"><text:s text:c="9"/></text:span><text:span text:style-name="T20">MEDIANOS</text:span><text:span text:style-name="T12">/</text:span><text:span text:style-name="T20">GRANDES</text:span></text:p>
            <text:p text:style-name="P107">Cambia el tamaño de la ventana de gráficos (por omisión se mostrarán en tamaño MEDIANO).</text:p>
            <text:p text:style-name="P96"/>
            <text:p text:style-name="P98"><text:span text:style-name="T20">CONFIGURACIÓN</text:span></text:p>
            <text:p text:style-name="P107">Muestra un menú donde cambiar todas las opciones anteriores de gráficos y sonido.</text:p>
            <text:p text:style-name="P107"/>
            <text:p text:style-name="P98"><text:span text:style-name="T20">SALIDAS </text:span><text:span text:style-name="T12">(o</text:span><text:span text:style-name="T20"> X</text:span><text:span text:style-name="T12">)</text:span></text:p>
            <text:p text:style-name="P107">Mostrar las salidas visibles en la localidad actual.</text:p>
            <text:p text:style-name="P96"/>
            <text:p text:style-name="P98"><text:span text:style-name="T20">SALIDAS SI</text:span><text:span text:style-name="T12">/</text:span><text:span text:style-name="T20">NO</text:span></text:p>
            <text:p text:style-name="P107">Mostrar u ocultar automáticamente las salidas visibles en cada localidad.</text:p>
            <text:p text:style-name="P96"/>
            <text:p text:style-name="P99"><text:span text:style-name="T20">SAVE </text:span><text:span text:style-name="T12">(o </text:span><text:span text:style-name="T20">GUARDAR</text:span><text:span text:style-name="T12">)</text:span></text:p>
            <text:p text:style-name="P107">Almacenar la situación actual en un archivo externo, para poder volver a él en cualquier momento.</text:p>
            <text:p text:style-name="P96"/>
            <text:p text:style-name="P98"><text:span text:style-name="T20">LOAD </text:span><text:span text:style-name="T12">(o </text:span><text:span text:style-name="T20">RECUPERAR</text:span><text:span text:style-name="T12">)</text:span></text:p>
            <text:p text:style-name="P108"><text:span text:style-name="T4">Recuperar una situación previa-mente guardada con </text:span><text:span text:style-name="T10">SAVE </text:span><text:span text:style-name="T4">o </text:span><text:span text:style-name="T10">GUARDAR</text:span><text:span text:style-name="T4">.</text:span></text:p>
            <text:p text:style-name="P96"/>
            <text:p text:style-name="P100">AYUDA</text:p>
            <text:p text:style-name="P107">Por si te encuentras atascado.</text:p>
            <text:p text:style-name="P96"/>
            <text:p text:style-name="P100">REINICIAR</text:p>
            <text:p text:style-name="P107">Volver a empezar desde el principio.</text:p>
            <text:p text:style-name="P96"/>
            <text:p text:style-name="P98"><text:span text:style-name="T20">ACABAR </text:span><text:span text:style-name="T12">(o </text:span><text:span text:style-name="T20">FIN</text:span><text:span text:style-name="T12">)</text:span></text:p>
            <text:p text:style-name="P107">Salir de la aventura (cuidado: no guarda la situación actual).</text:p>
            <text:p text:style-name="P93"/>
          </table:table-cell>
        </table:table-row>
      </table:table>
      <text:p text:style-name="P3"/>
      <text:p text:style-name="P3"/>
      <text:p text:style-name="P3"><text:soft-page-break/></text:p>
      <table:table table:name="Tabla1" table:style-name="Tabla1">
        <table:table-column table:style-name="Tabla1.A"/>
        <table:table-row table:style-name="Tabla1.1">
          <table:table-cell table:style-name="Tabla1.A1" office:value-type="string">
            <text:p text:style-name="P1"/>
            <text:p text:style-name="P44">Consejos y ayudas</text:p>
            <text:p text:style-name="P6"/>
            <text:list xml:id="list583881087" text:style-name="L2">
              <text:list-item>
                <text:p text:style-name="P103">Examina todo lo que encuentres. Varias veces si hace falta.</text:p>
              </text:list-item>
              <text:list-item>
                <text:p text:style-name="P104">Recoge todos los objetos que puedas; podrían serte de utilidad.</text:p>
              </text:list-item>
              <text:list-item>
                <text:p text:style-name="P104">Habla con los demás personajes. A veces te darán pistas útiles.</text:p>
              </text:list-item>
            </text:list>
            <text:list xml:id="list1193265062" text:style-name="L3">
              <text:list-item>
                <text:p text:style-name="P105"><text:span text:style-name="T47">E</text:span><text:span text:style-name="T44">l azar es parte de esta aventura. Tenlo en cuenta </text:span><text:span text:style-name="T45">a la hora de llevar a cabo determinadas acciones.</text:span></text:p>
              </text:list-item>
              <text:list-item>
                <text:p text:style-name="P106"><text:span text:style-name="T46">Graba frecuentemente tu situación con la orden </text:span><text:span text:style-name="T25">GUARDAR</text:span><text:span text:style-name="T46">. Nunca se sabe lo que puedes encontrarte tras esa esquina...</text:span></text:p>
              </text:list-item>
              <text:list-item>
                <text:p text:style-name="P106"><text:span text:style-name="T46">Si te encuentras con algún fallo o no sabes cómo avanzar, puedes plantear tus dudas en el </text:span><text:a xlink:type="simple" xlink:href="http://foro.caad.es/"><text:span text:style-name="T41">foro del CAAD</text:span></text:a><text:span text:style-name="T46"> o en </text:span><text:a xlink:type="simple" xlink:href="mailto:alpha.aventuras@gmail.com"><text:span text:style-name="T42">alpha.aventuras@gmail.com</text:span></text:a><text:span text:style-name="T46">.</text:span></text:p>
              </text:list-item>
            </text:list>
            <text:p text:style-name="P21"/>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
            <text:p text:style-name="P44">Créditos y licencia</text:p>
            <text:p text:style-name="P74"/>
            <text:p text:style-name="P75"><text:span text:style-name="T15">• </text:span><text:span text:style-name="T16">PROGRAMACIÓN Y DISEÑO:</text:span></text:p>
            <text:p text:style-name="P36"><text:span text:style-name="T48">- </text:span><text:span text:style-name="T31">Ricardo Pérez López</text:span></text:p>
            <text:p text:style-name="P68"/>
            <text:p text:style-name="P55"><text:span text:style-name="T15">• </text:span><text:span text:style-name="T16">GRÁFICOS E IDEA ORIGINAL:</text:span></text:p>
            <text:p text:style-name="P36"><text:span text:style-name="T48">- </text:span><text:span text:style-name="T31">Manuel Millán Ruiz</text:span></text:p>
            <text:p text:style-name="P68"/>
            <text:p text:style-name="P55"><text:span text:style-name="T15">• </text:span><text:span text:style-name="T16">TEXTOS:</text:span></text:p>
            <text:p text:style-name="P36"><text:span text:style-name="T48">- </text:span><text:span text:style-name="T31">Ricardo Pérez López</text:span></text:p>
            <text:p text:style-name="P36"><text:span text:style-name="T48">- </text:span><text:span text:style-name="T31">Francisco J. Roldán Domínguez</text:span></text:p>
            <text:p text:style-name="P36"><text:span text:style-name="T48">- </text:span><text:span text:style-name="T31">Manuel I. Monge García</text:span></text:p>
            <text:p text:style-name="P25"/>
            <text:p text:style-name="P73"/>
          </table:table-cell>
          <table:table-cell table:style-name="Tabla7.B1" office:value-type="string">
            <text:p text:style-name="P13"/>
          </table:table-cell>
          <table:table-cell table:style-name="Tabla7.C1" office:value-type="string">
            <text:p text:style-name="P26"/>
            <text:p text:style-name="P92"/>
            <text:p text:style-name="P55"><text:span text:style-name="T15">• </text:span><text:span text:style-name="T16">MAPEADO Y MANUALES:</text:span></text:p>
            <text:p text:style-name="P36"><text:span text:style-name="T48">- </text:span><text:span text:style-name="T31">Francisco J. Roldán Domínguez</text:span></text:p>
            <text:p text:style-name="P36"><text:span text:style-name="T48">- </text:span><text:span text:style-name="T31">Ricardo Pérez López</text:span></text:p>
            <text:p text:style-name="P36"><text:span text:style-name="T48">- </text:span><text:span text:style-name="T31">Antonio Matiola Ortiz</text:span></text:p>
            <text:p text:style-name="P68"/>
            <text:p text:style-name="P55"><text:span text:style-name="T15">• </text:span><text:span text:style-name="T16">PRUEBAS:</text:span></text:p>
            <text:p text:style-name="P36"><text:span text:style-name="T48">- </text:span><text:span text:style-name="T31">Ricardo Pérez López</text:span></text:p>
            <text:p text:style-name="P36"><text:span text:style-name="T48">- </text:span><text:span text:style-name="T31">Francisco J. Roldán Domínguez</text:span></text:p>
            <text:p text:style-name="P36"><text:span text:style-name="T48">- </text:span><text:span text:style-name="T31">Manuel Millán Ruiz</text:span></text:p>
            <text:p text:style-name="P36"><text:span text:style-name="T48">- </text:span><text:span text:style-name="T31">Francisco Picazo Millán</text:span></text:p>
            <text:p text:style-name="P36"><text:span text:style-name="T48">- </text:span><text:span text:style-name="T31">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4"/>
            <text:p text:style-name="P79"/>
            <text:p text:style-name="P78"><text:span text:style-name="T2">Nuestro agradecimiento a todos los integrantes del </text:span><text:a xlink:type="simple" xlink:href="http://www.caad.es/"><text:span text:style-name="T39">CAAD</text:span></text:a><text:span text:style-name="T28"> </text:span><text:span text:style-name="T2">que nos han ayudado,</text:span></text:p>
            <text:p text:style-name="P79">directa o indirectamente, en el desarrollo de esta aventura.</text:p>
            <text:p text:style-name="P79"/>
            <text:p text:style-name="P79">Ni Alpha Aventuras ni ninguno de sus miembros se hace responsable de</text:p>
            <text:p text:style-name="P79">los posibles daños ocasionados por el uso de este programa.</text:p>
            <text:p text:style-name="P79"/>
            <text:p text:style-name="P79">Se permite la libre distribución de esta obra en conjunto</text:p>
            <text:p text:style-name="P79">o de cualquiera de sus componentes por separado.</text:p>
            <text:p text:style-name="P79"/>
            <text:p text:style-name="P78"><text:span text:style-name="T3">Este software ha sido publicado bajo la licencia </text:span><text:a xlink:type="simple" xlink:href="http://www.gnu.org/licenses/gpl-3.0.html"><text:span text:style-name="T29">GNU GPL v3</text:span></text:a><text:span text:style-name="T3">.</text:span></text:p>
            <text:p text:style-name="P80">La documentación que le acompaña ha sido publicada bajo la licencia</text:p>
            <text:p text:style-name="P78"><text:a xlink:type="simple" xlink:href="http://creativecommons.org/licenses/by-nc-sa/2.5/es/"><text:span text:style-name="T29">Creative Commons Reconocimiento-No comercial-Compartir bajo la misma licencia 2.5 España</text:span></text:a><text:span text:style-name="T3">.</text:span></text:p>
            <text:p text:style-name="P80"/>
            <text:p text:style-name="P81"><draw:a xlink:type="simple" xlink:href="http://wiki.caad.es/Alpha_Aventuras"><draw:frame draw:style-name="fr7" draw:name="gráficos1" text:anchor-type="char" svg:x="4.805cm" svg:y="0.351cm" svg:width="7.421cm" svg:height="2.82cm" draw:z-index="4"><draw:image xlink:href="Pictures/1000020100000291000000FA9A163623.png" xlink:type="simple" xlink:show="embed" xlink:actuate="onLoad"/></draw:frame></draw:a></text:p>
            <text:p text:style-name="P82">© <text:span text:style-name="T43">2008-2012</text:span> <text:span text:style-name="T37">Alpha Aventuras</text:span></text:p>
            <text:p text:style-name="P20"/>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12T12:07:34</dc:date>
    <dc:creator>Ricardo López</dc:creator>
    <meta:editing-duration>PT06H36M48S</meta:editing-duration>
    <meta:editing-cycles>73</meta:editing-cycles>
    <meta:generator>OpenOffice.org/3.2$Linux OpenOffice.org_project/320m12$Build-9483</meta:generator>
    <meta:document-statistic meta:table-count="7" meta:image-count="8" meta:object-count="0" meta:page-count="6" meta:paragraph-count="141" meta:word-count="1363" meta:character-count="8348"/>
  </office:meta>
</office:document-meta>
</file>